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8a8" officeooo:paragraph-rsid="001e88a8"/>
    </style:style>
    <style:style style:name="P2" style:family="paragraph" style:parent-style-name="Standard">
      <style:text-properties officeooo:paragraph-rsid="001e88a8"/>
    </style:style>
    <style:style style:name="P3" style:family="paragraph" style:parent-style-name="Text_20_body">
      <style:text-properties officeooo:rsid="001e88a8" officeooo:paragraph-rsid="001e88a8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>
      <style:text-properties officeooo:rsid="00181b08" officeooo:paragraph-rsid="001fd6ac"/>
    </style:style>
    <style:style style:name="P6" style:family="paragraph" style:parent-style-name="Text_20_body" style:list-style-name="L1">
      <style:text-properties officeooo:rsid="002226b0" officeooo:paragraph-rsid="002226b0"/>
    </style:style>
    <style:style style:name="P7" style:family="paragraph" style:parent-style-name="Text_20_body">
      <style:text-properties officeooo:rsid="0022c69d" officeooo:paragraph-rsid="0022c69d"/>
    </style:style>
    <style:style style:name="P8" style:family="paragraph" style:parent-style-name="Text_20_body" style:list-style-name="L1">
      <style:text-properties officeooo:rsid="0022c69d" officeooo:paragraph-rsid="0022c69d"/>
    </style:style>
    <style:style style:name="T1" style:family="text">
      <style:text-properties officeooo:rsid="002226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</text:span>ichard Hardwick interview</text:p>
      <text:h text:style-name="Heading_20_1" text:outline-level="1">Todo</text:h>
      <text:list xml:id="list2160684786396956856" text:style-name="L1">
        <text:list-item>
          <text:p text:style-name="P6">Information about cousins if available</text:p>
        </text:list-item>
        <text:list-item>
          <text:p text:style-name="P8">More information regarding brothers</text:p>
        </text:list-item>
      </text:list>
      <text:h text:style-name="Heading_20_1" text:outline-level="1"/>
      <text:h text:style-name="Heading_20_1" text:outline-level="1">Interview 19/08/16</text:h>
      <text:p text:style-name="P7">Transcribed into family tree</text:p>
      <text:h text:style-name="Heading_20_2" text:outline-level="2">Richard</text:h>
      <text:h text:style-name="Heading_20_3" text:outline-level="3">Navy</text:h>
      <text:p text:style-name="P3">Joined Navy 21/10/1969 </text:p>
      <text:p text:style-name="P3">First posting HMS Ganges – Boxing fight against black man!</text:p>
      <text:p text:style-name="P3">Frobisher Division</text:p>
      <text:p text:style-name="P3"/>
      <text:h text:style-name="Heading_20_2" text:outline-level="2">Father</text:h>
      <text:p text:style-name="P3">In Navy – Frobisher Division</text:p>
      <text:p text:style-name="P3"/>
      <text:h text:style-name="Heading_20_2" text:outline-level="2">Mother</text:h>
      <text:list xml:id="list4631631093523042924" text:style-name="L2">
        <text:list-item>
          <text:p text:style-name="P5">Muriel was a serious, business like woman. <text:s/>Jack (John Robert Hardwick), her husband, was quite the opposite, living life to the full. <text:s/>Hectar was a very kind hearted man, </text:p>
        </text:list-item>
      </text:list>
      <text:h text:style-name="Heading_20_2" text:outline-level="2">Brothers</text:h>
      <text:p text:style-name="P1">Dad is youngest of three, one of which (James) is a half brother.</text:p>
      <text:p text:style-name="P1"/>
      <text:h text:style-name="Heading_20_3" text:outline-level="3">James Richmond</text:h>
      <text:p text:style-name="Text_20_body">Son of Muriel and Unknown</text:p>
      <text:p text:style-name="Text_20_body">Eldest son</text:p>
      <text:h text:style-name="Heading_20_3" text:outline-level="3"><text:soft-page-break/>Chrisopher Robert Hardwick</text:h>
      <text:p text:style-name="Text_20_body">Son of Muriel and John</text:p>
      <text:p text:style-name="Text_20_body">Muriel contracted German Measles in utero, suffered mental retardation</text:p>
      <text:p text:style-name="Text_20_body">Probably born 1952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66" fo:font-size="20pt" fo:font-style="italic" fo:font-weight="bold" officeooo:rsid="002226b0" style:font-size-asian="20pt" style:font-style-asian="italic" style:font-weight-asian="bold" style:font-size-complex="2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8pt" fo:font-weight="bold" style:font-size-asian="15.75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3333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2:14:17.262000000</meta:creation-date>
    <dc:date>2016-08-25T17:27:31.761000000</dc:date>
    <meta:editing-duration>PT29M37S</meta:editing-duration>
    <meta:editing-cycles>4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24" meta:word-count="116" meta:character-count="732" meta:non-whitespace-character-count="637"/>
  </office:meta>
</office:document-meta>
</file>